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4">
            <table:table-cell table:style-name="ce4" office:value-type="string" calcext:value-type="string">
              <text:p>4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Interface minimal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nterface minimal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5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3" calcext:value-type="date">
            <text:p>23/12/15</text:p>
          </table:table-cell>
          <table:table-cell table:style-name="ce110" office:value-type="currency" office:currency="EUR" office:value="720" calcext:value-type="currency">
            <text:p>72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5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6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Développement espace 3D</text:p>
          </table:table-cell>
          <table:covered-table-cell table:number-columns-repeated="5" table:style-name="ce49"/>
          <table:table-cell table:style-name="ce88" office:value-type="string" calcext:value-type="string">
            <text:p>2 jours</text:p>
          </table:table-cell>
          <table:table-cell table:style-name="ce101" office:value-type="date" office:date-value="2015-12-17" calcext:value-type="date">
            <text:p>17/12/15</text:p>
          </table:table-cell>
          <table:table-cell table:style-name="ce101" office:value-type="date" office:date-value="2015-12-18" calcext:value-type="date">
            <text:p>18/12/15</text:p>
          </table:table-cell>
          <table:table-cell table:style-name="ce112" office:value-type="currency" office:currency="EUR" office:value="270" calcext:value-type="currency">
            <text:p>27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6">
          <table:table-cell table:style-name="ce11" office:value-type="string" calcext:value-type="string">
            <text:p>4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0"/>
          <table:covered-table-cell table:style-name="ce152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4.2</text:p>
          </table:table-cell>
          <table:table-cell table:style-name="ce36" office:value-type="string" calcext:value-type="string" table:number-columns-spanned="6" table:number-rows-spanned="1">
            <text:p>Développement espace 2D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5-12-21" calcext:value-type="date">
            <text:p>21/12/15</text:p>
          </table:table-cell>
          <table:table-cell table:style-name="ce103" office:value-type="date" office:date-value="2015-12-22" calcext:value-type="date">
            <text:p>22/12/15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4.3</text:p>
          </table:table-cell>
          <table:table-cell table:style-name="ce36" office:value-type="string" calcext:value-type="string" table:number-columns-spanned="6" table:number-rows-spanned="1">
            <text:p>Menus (non liés)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5-12-23" calcext:value-type="date">
            <text:p>23/12/15</text:p>
          </table:table-cell>
          <table:table-cell table:style-name="ce114" office:value-type="currency" office:currency="EUR" office:value="150" calcext:value-type="currency">
            <text:p>15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1 jour-homme</text:p>
          </table:table-cell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style-name="ce158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5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1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2:01.146000000</dc:date>
    <meta:print-date>2003-09-01T15:32:46</meta:print-date>
    <meta:editing-duration>PT1H15M44S</meta:editing-duration>
    <meta:editing-cycles>7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